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che License</text:p>
      <text:p text:style-name="P1">Версия 2.0, январь 2004 г.</text:p>
      <text:p text:style-name="P1">http://www.apache.org/licenses/</text:p>
      <text:p text:style-name="Standard"/>
      <text:p text:style-name="Standard"><text:s text:c="4"/>Условия использования, воспроизведения и распространения</text:p>
      <text:p text:style-name="P2"/>
      <text:p text:style-name="Standard"><text:s text:c="4"/>1. Определения</text:p>
      <text:p text:style-name="Standard"/>
      <text:p text:style-name="Standard"><text:tab/><text:tab/>«Лицензия» — это условия использования, воспроизведения и распространения в</text:p>
      <text:p text:style-name="Standard"><text:tab/><text:tab/>объёме, определяемом в разделах с 1 по 9 настоящего документа.</text:p>
      <text:p text:style-name="Standard"/>
      <text:p text:style-name="Standard"><text:tab/><text:tab/>«Лицензиар» — это владелец авторского права или лицо, уполномоченное</text:p>
      <text:p text:style-name="Standard"><text:tab/><text:tab/>владельцем авторских прав, предоставляющие Лицензию.</text:p>
      <text:p text:style-name="Standard"/>
      <text:p text:style-name="Standard"><text:tab/><text:tab/>«Юридическое лицо» — это объединение действующих лиц и остальных лиц, которые</text:p>
      <text:p text:style-name="Standard"><text:tab/><text:tab/>контролируют, контролируются или находятся под общим контролем с действующими</text:p>
      <text:p text:style-name="Standard"><text:tab/><text:tab/>лицами. Для целей данного определения, «контроль» означает (I) силу, прямую или</text:p>
      <text:p text:style-name="Standard"><text:tab/><text:tab/>косвенную, определяющую развитие или управление такого лица согласно</text:p>
      <text:p text:style-name="Standard"><text:tab/><text:tab/>договорённостям или иным образом, или (II) собственность пятидесяти процентов</text:p>
      <text:p text:style-name="Standard"><text:tab/><text:tab/>(50%) или более находящихся в обращении акций, или (III) доверительное</text:p>
      <text:p text:style-name="Standard"><text:tab/><text:tab/>управление этим лицом.</text:p>
      <text:p text:style-name="Standard"/>
      <text:p text:style-name="Standard"><text:tab/><text:tab/>«Вы» — это физическое или юридическое лицо, использующее права,</text:p>
      <text:p text:style-name="Standard"><text:tab/><text:tab/>предоставленные Лицензией.</text:p>
      <text:p text:style-name="Standard"/>
      <text:p text:style-name="Standard"><text:tab/><text:tab/>«Исходная форма» — это форма, предпочтительная для внесения изменений, включая</text:p>
      <text:p text:style-name="Standard"><text:tab/><text:tab/>исходный код, исходники документации, конфигурационные файлы и не</text:p>
      <text:p text:style-name="Standard"><text:tab/><text:tab/>ограничиваясь ими.</text:p>
      <text:p text:style-name="Standard"/>
      <text:p text:style-name="Standard"><text:tab/><text:tab/>«Объектная форма» — это результат автоматического преобразования исходников,</text:p>
      <text:p text:style-name="Standard"><text:tab/><text:tab/>включающий исходный код, откомпилированный в объектный, сгенерированную</text:p>
      <text:p text:style-name="Standard"><text:tab/><text:tab/>документацию и другие виды медиа, но не ограничивающийся ими.</text:p>
      <text:p text:style-name="Standard"/>
      <text:p text:style-name="Standard"><text:tab/><text:tab/>«Работа» — это объект авторского права в Исходной или Объектной форме,</text:p>
      <text:p text:style-name="Standard"><text:tab/><text:tab/>доступный на условиях Лицензии, о чём свидетельствует уведомление об авторстве,</text:p>
      <text:p text:style-name="Standard"><text:tab/><text:tab/>которое входит в Работу или прилагается к ней.</text:p>
      <text:p text:style-name="Standard"/>
      <text:p text:style-name="Standard"><text:tab/><text:tab/>«Производные работы» — это любые работы в Исходной или Объектной форме,</text:p>
      <text:p text:style-name="Standard"><text:tab/><text:tab/>основанные на Работе или полученные из неё, для которых редакционные изменения,</text:p>
      <text:p text:style-name="Standard"><text:tab/><text:tab/>аннотации, развитие или иные изменения, имеют, в целом, независимое</text:p>
      <text:p text:style-name="Standard"><text:tab/><text:tab/>авторство. Для целей настоящей Лицензии, производные работы не включают</text:p>
      <text:p text:style-name="Standard"><text:tab/><text:tab/>работы, которые отделимы от Работы и её производных, например, связываются по</text:p>
      <text:p text:style-name="Standard"><text:tab/><text:tab/>имени или ссылке с интерфейсом Работы.</text:p>
      <text:p text:style-name="Standard"/>
      <text:p text:style-name="Standard"><text:tab/><text:tab/>«Вклад» — это любое авторское произведение, в том числе оригинальная версия</text:p>
      <text:p text:style-name="Standard"><text:tab/><text:tab/>Работы, все изменения и дополнения Работы и Производных работ, умышленно</text:p>
      <text:p text:style-name="Standard"><text:tab/><text:tab/>представленные Лицензиару для включения в Работу владельцем авторского права</text:p>
      <text:p text:style-name="Standard"><text:tab/><text:tab/>или лицом (юридическим лицом), уполномоченным представлять владельца авторских</text:p>
      <text:p text:style-name="Standard"><text:tab/><text:tab/>прав. Для целей данного определения, «представление» означает любую форму</text:p>
      <text:p text:style-name="Standard"><text:tab/><text:tab/>электронного, словесного или письменного сообщения, направленного Лицензиару</text:p>
      <text:p text:style-name="Standard"><text:tab/><text:tab/>или его представителям, включая, но не ограничиваясь электронными списками</text:p>
      <text:p text:style-name="Standard"><text:tab/><text:tab/>рассылки, системами управления исходным кодом и дефектами, управляемыми</text:p>
      <text:p text:style-name="Standard"><text:tab/><text:tab/>Лицензиаром или от его имени с целью обсуждения и улучшения Работы, за</text:p>
      <text:p text:style-name="Standard"><text:tab/><text:tab/>исключением сообщений, помеченных владельцем авторских прав, как «не вклад».</text:p>
      <text:p text:style-name="Standard"><text:tab/><text:tab/>«Участник» — это Лицензиар, а также любое физическое или юридическое лицо, от</text:p>
      <text:p text:style-name="Standard"><text:tab/><text:tab/>имени которого Лицензиаром был получен вклад, впоследствии включенный в Работу.</text:p>
      <text:p text:style-name="Standard"><text:soft-page-break/></text:p>
      <text:p text:style-name="Standard"><text:tab/>2. Предоставление прав</text:p>
      <text:p text:style-name="Standard"/>
      <text:p text:style-name="Standard"><text:tab/><text:tab/>В соответствии с условиями настоящей Лицензии, каждый Участник настоящим</text:p>
      <text:p text:style-name="Standard"><text:tab/><text:tab/>предоставляет Вам вечную, неэксклюзивную, бесплатную, безвозмездную,</text:p>
      <text:p text:style-name="Standard"><text:tab/><text:tab/>безотзывную лицензию прав на воспроизведение, изменение, публичный показ,</text:p>
      <text:p text:style-name="Standard"><text:tab/><text:tab/>публичное исполнение, сублицензирование и распространение Работы и Производных</text:p>
      <text:p text:style-name="Standard"><text:tab/><text:tab/>работ в Исходной и Объектной формах по всему миру.</text:p>
      <text:p text:style-name="Standard"><text:tab/></text:p>
      <text:p text:style-name="Standard"><text:tab/>3. Предоставление патентных прав</text:p>
      <text:p text:style-name="Standard"/>
      <text:p text:style-name="Standard"><text:tab/><text:tab/>В соответствии с условиями настоящей Лицензии, каждый Участник настоящим</text:p>
      <text:p text:style-name="Standard"><text:tab/><text:tab/>предоставляет Вам вечную, неэксклюзивную, бесплатную, безвозмездную,</text:p>
      <text:p text:style-name="Standard"><text:tab/><text:tab/>безотзывную (кроме случаев, перечисленных в этом разделе) патентную лицензию</text:p>
      <text:p text:style-name="Standard"><text:tab/><text:tab/>производить, произвести, использовать, предлагать продать, продавать,</text:p>
      <text:p text:style-name="Standard"><text:tab/><text:tab/>импортировать и иным образом передавать Работу по всему миру. Эта Лицензия</text:p>
      <text:p text:style-name="Standard"><text:tab/><text:tab/>относится только к патентным правам, лицензированным Участником и с необходимостью </text:p>
      <text:p text:style-name="Standard"><text:tab/><text:tab/>нарушаемым отдельным Вкладом Участника или Вкладом Участника</text:p>
      <text:p text:style-name="Standard"><text:tab/><text:tab/>вкупе с Работой, в которую Вклад был сделан. Если Вы начинаете патентный спор в</text:p>
      <text:p text:style-name="Standard"><text:tab/><text:tab/>отношении любого лица (включая встречный иск), утверждая, что Работа или Вклад,</text:p>
      <text:p text:style-name="Standard"><text:tab/><text:tab/>включенный в работу, являются прямым или частичным нарушением патентных прав,</text:p>
      <text:p text:style-name="Standard"><text:tab/><text:tab/>то все патентные права, предоставленные Вам этой Лицензией, заканчиваются в день</text:p>
      <text:p text:style-name="Standard"><text:tab/><text:tab/>соответствующего судебного иска.</text:p>
      <text:p text:style-name="Standard"><text:tab/></text:p>
      <text:p text:style-name="Standard"><text:tab/>4. Распространение</text:p>
      <text:p text:style-name="Standard"/>
      <text:p text:style-name="Standard"><text:tab/><text:tab/>Вы можете воспроизводить и распространять копии Работы или Производных работ на</text:p>
      <text:p text:style-name="Standard"><text:tab/><text:tab/>любом носителе, с изменениями или без, в Исходной или Объектной форме, при</text:p>
      <text:p text:style-name="Standard"><text:tab/><text:tab/>условии, что выполняются следующие условия:</text:p>
      <text:p text:style-name="Standard"><text:tab/><text:tab/><text:tab/> а) Вы должны предоставить всем другим получателям Работы и Производных </text:p>
      <text:p text:style-name="Standard"><text:s text:c="41"/>работ, копию этой лицензии, и</text:p>
      <text:p text:style-name="Standard"><text:tab/><text:tab/><text:tab/> б) Вы должны снабдить все модифицированные файлы явными уведомлениями, </text:p>
      <text:p text:style-name="Standard"><text:s text:c="41"/>что Вы изменили файлы, и</text:p>
      <text:p text:style-name="Standard"><text:tab/><text:tab/><text:tab/> в) Вы должны сохранить в Исходной форме любых Производных работ, которые</text:p>
      <text:p text:style-name="Standard"><text:s text:c="41"/>вы распространяете, все авторские права, патенты, торговые марки, а также</text:p>
      <text:p text:style-name="Standard"><text:s text:c="41"/>соответствующие атрибуции из Исходной формы Работы, за исключением тех, </text:p>
      <text:p text:style-name="Standard"><text:s text:c="41"/>что не имеют отношения к какой-либо части Производной работы; и</text:p>
      <text:p text:style-name="Standard"><text:tab/><text:tab/><text:tab/> г) если Работа включает в себя текстовый файл NOTICE, как часть пакета, то </text:p>
      <text:p text:style-name="Standard"><text:s text:c="41"/>любые Производные работы, распространяемые Вами, должны включать <text:s text:c="22"/><text:tab/> <text:s text:c="28"/>читаемую копию этого файла, за исключением тех замечаний, которые не имеют <text:tab/> <text:s text:c="28"/>отношения к какой-либо части Производной работы, по крайней мере в одном из <text:tab/><text:tab/><text:tab/> <text:s text:c="4"/>следующих мест: в текстовом файле NOTICE, который поставляется в составе</text:p>
      <text:p text:style-name="Standard"><text:tab/><text:tab/><text:tab/> <text:s text:c="4"/>Производной работы; в Исходной форме документации, если она поставляется <text:tab/><text:tab/> <text:s text:c="28"/>вместе с Производной работой, в изображении, генерируемом Производной <text:tab/> <text:s text:c="2"/><text:tab/> <text:s text:c="28"/>работой, где обычно появляются упоминания сторонних производителей.</text:p>
      <text:p text:style-name="Standard"><text:tab/><text:tab/><text:tab/> <text:s text:c="4"/>Содержимое файла NOTICE предоставляется для информационных целей и не <text:tab/> <text:tab/> <text:s text:c="28"/>изменяет Лицензию. Вы можете добавить свои собственные уведомления в <text:tab/> <text:s text:c="7"/><text:tab/> <text:s text:c="28"/>Производные работы, которые Вы распространяете, <text:s/>рядом или в качестве <text:tab/> <text:s text:c="6"/><text:tab/><text:tab/><text:tab/> <text:s text:c="4"/>добавления к тексту NOTICE, при условии, что такие дополнительные <text:tab/> <text:s/><text:tab/> <text:s text:c="2"/><text:tab/><text:tab/><text:tab/> <text:s text:c="4"/>уведомления не могут быть истолкованы, как изменение лицензии. Вы можете <text:tab/><text:tab/><text:tab/> <text:s text:c="16"/>добавить утверждение своего авторского права на Ваши изменения и <text:tab/><text:tab/><text:tab/><text:tab/><text:tab/> <text:s text:c="4"/>предусмотреть дополнительные или иные лицензионные условия и условия <text:tab/><text:tab/> <text:tab/> <text:s text:c="16"/>использования, воспроизведения или распространения Ваших изменений</text:p>
      <text:p text:style-name="Standard"><text:tab/> <text:s text:c="28"/>или Производной работы в целом, при условии, что использование, <text:tab/><text:tab/> <text:tab/><text:tab/> <text:s text:c="16"/>воспроизведение и распространение Работы Вами соответствует условиям этой <text:tab/><text:tab/> <text:s text:c="16"/>Лицензии.</text:p>
      <text:p text:style-name="Standard"><text:soft-page-break/></text:p>
      <text:p text:style-name="Standard"><text:tab/>5. Предоставление вкладов</text:p>
      <text:p text:style-name="Standard"/>
      <text:p text:style-name="Standard"><text:tab/><text:tab/>Если Вы явно не указали иное, любые материалы, намеренно представленные Вами</text:p>
      <text:p text:style-name="Standard"><text:tab/><text:tab/>для включения в Работу Лицензиаром должны соответствовать положениям и</text:p>
      <text:p text:style-name="Standard"><text:tab/><text:tab/>условиям данной Лицензии без каких-либо дополнительных условий или</text:p>
      <text:p text:style-name="Standard"><text:tab/><text:tab/>ограничений. Вышесказанное никаким образом не заменяет и не изменяет условия</text:p>
      <text:p text:style-name="Standard"><text:tab/><text:tab/>любого отдельного лицензионного соглашения, заключённого Вами и Лицензиаром в</text:p>
      <text:p text:style-name="Standard"><text:tab/><text:tab/>отношении таких взносов.</text:p>
      <text:p text:style-name="Standard"/>
      <text:p text:style-name="Standard"><text:tab/>6. Товарные знаки</text:p>
      <text:p text:style-name="Standard"/>
      <text:p text:style-name="Standard"><text:tab/><text:tab/>Эта лицензия не дает разрешения на использование торговых наименований,</text:p>
      <text:p text:style-name="Standard"><text:tab/><text:tab/>товарных знаков, знаков обслуживания или названий продуктов Лицензиара, за</text:p>
      <text:p text:style-name="Standard"><text:tab/><text:tab/>исключением случаев разумного и обычного использования при описании</text:p>
      <text:p text:style-name="Standard"><text:tab/><text:tab/>происхождения Работы и воспроизведении содержания файла NOTICE.</text:p>
      <text:p text:style-name="Standard"/>
      <text:p text:style-name="Standard"><text:tab/>7. Отказ от гарантий</text:p>
      <text:p text:style-name="Standard"/>
      <text:p text:style-name="Standard"><text:tab/><text:tab/>Если это не предусмотрено применимыми законами или не согласовано в письменной</text:p>
      <text:p text:style-name="Standard"><text:tab/><text:tab/>форме, Лицензиар предоставляет Работу (и каждый Участник предоставляет свои</text:p>
      <text:p text:style-name="Standard"><text:tab/><text:tab/>Вклады) «как есть», без гарантий и условий любого рода, явных или</text:p>
      <text:p text:style-name="Standard"><text:tab/><text:tab/>подразумеваемых, включая, без ограничений, любые условия или гарантии прав</text:p>
      <text:p text:style-name="Standard"><text:tab/><text:tab/>собственности, патентных прав, коммерческой ценности и пригодности для</text:p>
      <text:p text:style-name="Standard"><text:tab/><text:tab/>определённой цели. Вы несете полную ответственность за определение</text:p>
      <text:p text:style-name="Standard"><text:tab/><text:tab/>целесообразности использования или распространения Работы и несёте риски,</text:p>
      <text:p text:style-name="Standard"><text:tab/><text:tab/>связанные с осуществлением прав в соответствии с настоящей Лицензией.</text:p>
      <text:p text:style-name="Standard"/>
      <text:p text:style-name="Standard"><text:tab/>8. Ограничение ответственности</text:p>
      <text:p text:style-name="Standard"/>
      <text:p text:style-name="Standard"><text:tab/><text:tab/>Ни в каком случае и ни на каком правовом поле, будь то в результате гражданского</text:p>
      <text:p text:style-name="Standard"><text:tab/><text:tab/>правонарушения (включая халатность), по соглашению, или в других случаях, если</text:p>
      <text:p text:style-name="Standard"><text:tab/><text:tab/>только это не требуется действующим законодательством (например, в случае</text:p>
      <text:p text:style-name="Standard"><text:tab/><text:tab/>преднамеренных действий и грубой небрежности) или согласовано в письменной</text:p>
      <text:p text:style-name="Standard"><text:tab/><text:tab/>форме, никакой Участник не будет нести ответственность перед Вами за убытки, в том</text:p>
      <text:p text:style-name="Standard"><text:tab/><text:tab/>числе любые прямые, косвенные, специальные, случайные или последующие убытки</text:p>
      <text:p text:style-name="Standard"><text:tab/><text:tab/>любого характера, возникающие в результате этой Лицензии или в связи с</text:p>
      <text:p text:style-name="Standard"><text:tab/><text:tab/>использованием или невозможностью использования Работы (включая возмещение</text:p>
      <text:p text:style-name="Standard"><text:tab/><text:tab/>ущерба за потерю репутации, прекращение работы, компьютерный сбой или</text:p>
      <text:p text:style-name="Standard"><text:tab/><text:tab/>неисправность, любые другие коммерческие убытки или потери, но не ограничиваясь</text:p>
      <text:p text:style-name="Standard"><text:tab/><text:tab/>ими), даже если такой Участник был уведомлен о возможности таких убытков.</text:p>
      <text:p text:style-name="Standard"/>
      <text:p text:style-name="Standard"><text:tab/>9. Принятие ответственности по гарантиям</text:p>
      <text:p text:style-name="Standard"/>
      <text:p text:style-name="Standard"><text:tab/><text:tab/>При распространении работы Вы можете предложить и взимать плату за гарантии,</text:p>
      <text:p text:style-name="Standard"><text:tab/><text:tab/>поддержку, поручительство, компенсации и другие обязательства по ответственности</text:p>
      <text:p text:style-name="Standard"><text:tab/><text:tab/>или правам в соответствии с настоящей Лицензией. Тем не менее, при принятии таких</text:p>
      <text:p text:style-name="Standard"><text:tab/><text:tab/>обязательств, Вы действуете только от своего имени и под Вашу исключительную</text:p>
      <text:p text:style-name="Standard"><text:tab/><text:tab/>ответственность, а не от имени какого-либо другого Участника, и только тогда, когда</text:p>
      <text:p text:style-name="Standard"><text:tab/><text:tab/>Вы согласны компенсировать убытки, защищать и поддерживать каждого Участника</text:p>
      <text:p text:style-name="Standard"><text:tab/><text:tab/>от какой-либо ответственности или претензий, заявленных по причине Вашего</text:p>
      <text:p text:style-name="Standard"><text:tab/><text:tab/>принятия таких гарантий или дополнительной ответственности.</text:p>
      <text:p text:style-name="Standard"><text:tab/><text:tab/>Конец определений и условий</text:p>
      <text:p text:style-name="Standard"/>
      <text:p text:style-name="Standard"/>
      <text:p text:style-name="Standard"><text:s text:c="4"/>ПРИЛОЖЕНИЕ: Как применить лицензию Apache к своей работе.</text:p>
      <text:p text:style-name="Standard"><text:soft-page-break/></text:p>
      <text:p text:style-name="Standard"><text:s text:c="8"/>Чтобы применить лицензию Apache к своей работе, прикрепите следующий</text:p>
      <text:p text:style-name="Standard"><text:s text:c="8"/>заголовок с реквизитами, заключенными в квадратные скобки "[]"</text:p>
      <text:p text:style-name="Standard"><text:s text:c="8"/>замененгыми на вашу собственную идентифицирующую информацию. (Не включайте</text:p>
      <text:p text:style-name="Standard"><text:s text:c="8"/>скобки!) Текст должен быть заключен в соответствующие</text:p>
      <text:p text:style-name="Standard"><text:s text:c="8"/>синтаксис комментария для форматируемого файла. Мы также рекомендуем, чтобы</text:p>
      <text:p text:style-name="Standard"><text:s text:c="8"/>имя файла или класса и описание цели должны быть включены в</text:p>
      <text:p text:style-name="Standard"><text:s text:c="8"/>ту же «выводимую страницу», что и уведомление об авторских правах, для упрощения</text:p>
      <text:p text:style-name="Standard"><text:s text:c="8"/>идентификация в сторонних архивах.</text:p>
      <text:p text:style-name="Standard"/>
      <text:p text:style-name="Standard"><text:s text:c="4"/>Copyright [гггг] [имя владельца авторских прав] <text:s text:c="43"/></text:p>
      <text:p text:style-name="Standard"><text:s text:c="82"/></text:p>
      <text:p text:style-name="Standard"><text:s text:c="4"/>Лицензировано согласно Лицензии Apache, Версия 2.0 ("Лицензия"); <text:s text:c="13"/></text:p>
      <text:p text:style-name="Standard"><text:s text:c="4"/>вы можете использовать этот файл только в соответствии с Лицензией. <text:s text:c="10"/></text:p>
      <text:p text:style-name="Standard"><text:s text:c="4"/>Вы можете найти копию Лицензии по адресу <text:s text:c="37"/></text:p>
      <text:p text:style-name="Standard"><text:s text:c="82"/></text:p>
      <text:p text:style-name="Standard"><text:s text:c="8"/>http://www.apache.org/licenses/LICENSE-2.0. <text:s text:c="30"/></text:p>
      <text:p text:style-name="Standard"><text:s text:c="83"/></text:p>
      <text:p text:style-name="Standard"><text:s text:c="4"/>За исключением случаев, когда это регламентировано существующим <text:s text:c="14"/></text:p>
      <text:p text:style-name="Standard"><text:s text:c="4"/>законодательством или если это не оговорено в письменном соглашении, <text:s text:c="9"/></text:p>
      <text:p text:style-name="Standard"><text:s text:c="4"/>программное обеспечение распространяемое на условиях данной Лицензии, <text:s text:c="8"/></text:p>
      <text:p text:style-name="Standard"><text:s text:c="4"/>предоставляется "КАК ЕСТЬ" и любые явные или неявные ГАРАНТИИ ОТВЕРГАЮТСЯ. <text:s text:c="3"/></text:p>
      <text:p text:style-name="Standard"><text:s text:c="4"/>Информацию об основных правах и ограничениях, <text:s text:c="32"/></text:p>
      <text:p text:style-name="Standard"><text:s text:c="4"/>применяемых к определенному языку согласно Лицензии, <text:s text:c="25"/></text:p>
      <text:p text:style-name="Standard"><text:s text:c="4"/>вы можете найти в данной Лицензии.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19T18:34:34.12</meta:creation-date>
    <dc:date>2021-09-19T18:41:03.65</dc:date>
    <meta:editing-duration>PT6M29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4" meta:paragraph-count="151" meta:word-count="1309" meta:character-count="11549"/>
  </office:meta>
</office:document-meta>
</file>